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atPostingsPositionsWriter.addPosition( int position , byte [ ] payload , int payloadOffset , int payloadLeng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ormatPostingsPositionsWriter.FormatPostingsPositionsWriter( SegmentWriteState state , FormatPostingsDocsWriter par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ormatPostingsPositionsWriter.setField( FieldInfo fieldIn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atPostingsPositionsWriter.fini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ormatPostingsPositionsWriter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